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36000000B4B3201E5BAD9E39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ocuments_5f_a_5f_Rendre" style:display-name="Documents_a_Rendre" style:family="table">
      <style:table-properties style:width="16.496cm" table:align="left"/>
    </style:style>
    <style:style style:name="Documents_5f_a_5f_Rendre.A" style:display-name="Documents_a_Rendre.A" style:family="table-column">
      <style:table-column-properties style:column-width="6.198cm"/>
    </style:style>
    <style:style style:name="Documents_5f_a_5f_Rendre.B" style:display-name="Documents_a_Rendre.B" style:family="table-column">
      <style:table-column-properties style:column-width="5.006cm"/>
    </style:style>
    <style:style style:name="Documents_5f_a_5f_Rendre.C" style:display-name="Documents_a_Rendre.C" style:family="table-column">
      <style:table-column-properties style:column-width="5.292cm"/>
    </style:style>
    <style:style style:name="Documents_5f_a_5f_Rendre.1" style:display-name="Documents_a_Rendre.1" style:family="table-row">
      <style:table-row-properties style:min-row-height="0.806cm"/>
    </style:style>
    <style:style style:name="Documents_5f_a_5f_Rendre.A1" style:display-name="Documents_a_Rendre.A1" style:family="table-cell">
      <style:table-cell-properties fo:background-color="#009999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Documents_5f_a_5f_Rendre.C1" style:display-name="Documents_a_Rendre.C1" style:family="table-cell">
      <style:table-cell-properties fo:background-color="#009999" fo:padding="0.097cm" fo:border="0.75pt solid #000000">
        <style:background-image/>
      </style:table-cell-properties>
    </style:style>
    <style:style style:name="Documents_5f_a_5f_Rendre.2" style:display-name="Documents_a_Rendre.2" style:family="table-row">
      <style:table-row-properties style:min-row-height="0.79cm"/>
    </style:style>
    <style:style style:name="Documents_5f_a_5f_Rendre.A2" style:display-name="Documents_a_Rendre.A2" style:family="table-cell">
      <style:table-cell-properties fo:background-color="#cfe7f5" fo:padding="0.097cm" fo:border-left="0.75pt solid #000000" fo:border-right="none" fo:border-top="none" fo:border-bottom="0.75pt solid #000000">
        <style:background-image/>
      </style:table-cell-properties>
    </style:style>
    <style:style style:name="Documents_5f_a_5f_Rendre.C2" style:display-name="Documents_a_Rendre.C2" style:family="table-cell">
      <style:table-cell-properties fo:background-color="#cfe7f5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Documents_5f_a_5f_Rendre.7" style:display-name="Documents_a_Rendre.7" style:family="table-row">
      <style:table-row-properties style:min-row-height="0.788cm"/>
    </style:style>
    <style:style style:name="Documents_5f_a_5f_Rendre.8" style:display-name="Documents_a_Rendre.8" style:family="table-row">
      <style:table-row-properties style:min-row-height="0.808cm"/>
    </style:style>
    <style:style style:name="P1" style:family="paragraph" style:parent-style-name="Text_20_body">
      <style:paragraph-properties fo:text-align="center" style:justify-single-word="false"/>
      <style:text-properties fo:font-size="28pt" fo:font-style="italic" officeooo:paragraph-rsid="00187ad0" style:font-size-asian="28pt" style:font-style-asian="italic" style:font-size-complex="28pt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size="28pt" fo:font-style="italic" officeooo:rsid="002b97b7" officeooo:paragraph-rsid="002b97b7" style:font-size-asian="28pt" style:font-style-asian="italic" style:font-size-complex="28pt" style:font-style-complex="italic"/>
    </style:style>
    <style:style style:name="P3" style:family="paragraph" style:parent-style-name="Text_20_body">
      <style:paragraph-properties fo:text-align="start" style:justify-single-word="false"/>
      <style:text-properties fo:font-size="28pt" fo:font-style="italic" officeooo:rsid="00193b44" officeooo:paragraph-rsid="00193b44" style:font-size-asian="28pt" style:font-style-asian="italic" style:font-size-complex="28pt" style:font-style-complex="italic"/>
    </style:style>
    <style:style style:name="P4" style:family="paragraph" style:parent-style-name="Text_20_body">
      <style:text-properties officeooo:rsid="0024514f" officeooo:paragraph-rsid="0024514f" fo:background-color="transparent"/>
    </style:style>
    <style:style style:name="P5" style:family="paragraph" style:parent-style-name="Text_20_body">
      <style:text-properties officeooo:rsid="0020d72a" officeooo:paragraph-rsid="0020d72a" fo:background-color="transparent"/>
    </style:style>
    <style:style style:name="P6" style:family="paragraph" style:parent-style-name="Text_20_body">
      <style:text-properties officeooo:paragraph-rsid="0020d72a"/>
    </style:style>
    <style:style style:name="P7" style:family="paragraph" style:parent-style-name="Text_20_body">
      <style:paragraph-properties fo:text-align="end" style:justify-single-word="false"/>
      <style:text-properties fo:font-size="18pt" fo:font-style="italic" fo:font-weight="normal" officeooo:rsid="00260b8e" officeooo:paragraph-rsid="00282a85" style:font-size-asian="28pt" style:font-style-asian="italic" style:font-weight-asian="normal" style:font-size-complex="28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18pt" fo:font-style="italic" fo:font-weight="normal" officeooo:rsid="00260b8e" officeooo:paragraph-rsid="00282a85" style:font-size-asian="15.75pt" style:font-style-asian="italic" style:font-weight-asian="normal" style:font-size-complex="18pt" style:font-style-complex="italic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27e64" officeooo:paragraph-rsid="00282a85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normal" officeooo:rsid="00242012" officeooo:paragraph-rsid="00282a85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Text_20_body">
      <style:text-properties fo:font-style="italic" officeooo:paragraph-rsid="00282a85" style:font-style-asian="italic" style:font-style-complex="italic"/>
    </style:style>
    <style:style style:name="P12" style:family="paragraph" style:parent-style-name="Text_20_body">
      <style:paragraph-properties fo:text-align="center" style:justify-single-word="false"/>
      <style:text-properties officeooo:paragraph-rsid="00282a85"/>
    </style:style>
    <style:style style:name="P13" style:family="paragraph" style:parent-style-name="Text_20_body">
      <style:paragraph-properties fo:text-align="center" style:justify-single-word="false"/>
      <style:text-properties fo:font-size="22pt" fo:font-style="italic" fo:font-weight="bold" officeooo:rsid="0020e8ee" officeooo:paragraph-rsid="00282a85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2pt" fo:font-style="italic" fo:font-weight="bold" officeooo:rsid="00227e64" officeooo:paragraph-rsid="00282a85" style:font-style-asian="italic" style:font-weight-asian="bold" style:font-style-complex="italic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20pt" fo:font-style="italic" fo:font-weight="bold" officeooo:rsid="00227e64" officeooo:paragraph-rsid="00282a85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Text_20_body">
      <style:text-properties officeooo:paragraph-rsid="00282a85"/>
    </style:style>
    <style:style style:name="P17" style:family="paragraph" style:parent-style-name="Text_20_body">
      <style:text-properties officeooo:rsid="0024514f" officeooo:paragraph-rsid="0024514f"/>
    </style:style>
    <style:style style:name="P18" style:family="paragraph" style:parent-style-name="Text_20_body">
      <style:text-properties officeooo:rsid="0024514f" officeooo:paragraph-rsid="002b7ce7"/>
    </style:style>
    <style:style style:name="P19" style:family="paragraph" style:parent-style-name="Text_20_body">
      <style:text-properties officeooo:rsid="0020d72a" officeooo:paragraph-rsid="0020d72a"/>
    </style:style>
    <style:style style:name="P20" style:family="paragraph" style:parent-style-name="Text_20_body">
      <style:paragraph-properties fo:text-align="start" style:justify-single-word="false"/>
      <style:text-properties fo:font-size="12pt" fo:font-style="italic" officeooo:rsid="002c3b55" officeooo:paragraph-rsid="002ddf7d" style:font-size-asian="10.5pt" style:font-style-asian="italic" style:font-size-complex="12pt" style:font-style-complex="italic"/>
    </style:style>
    <style:style style:name="P21" style:family="paragraph" style:parent-style-name="Text_20_body">
      <style:paragraph-properties fo:text-align="start" style:justify-single-word="false"/>
      <style:text-properties fo:font-size="12pt" fo:font-style="italic" officeooo:rsid="002c3b55" officeooo:paragraph-rsid="002f7aa2" style:font-size-asian="10.5pt" style:font-style-asian="italic" style:font-size-complex="12pt" style:font-style-complex="italic"/>
    </style:style>
    <style:style style:name="P22" style:family="paragraph" style:parent-style-name="Text_20_body">
      <style:text-properties style:text-position="0% 100%" fo:font-size="12pt" fo:font-style="italic" officeooo:rsid="002f7aa2" fo:background-color="transparent" style:font-size-asian="10.5pt" style:font-style-asian="italic" style:font-size-complex="12pt" style:font-style-complex="italic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ize="12pt" fo:font-style="italic" officeooo:rsid="002e5e07" officeooo:paragraph-rsid="002f7aa2" fo:background-color="transparent" style:font-size-asian="10.5pt" style:font-style-asian="italic" style:font-size-complex="12pt" style:font-style-complex="italic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1fb343"/>
    </style:style>
    <style:style style:name="P25" style:family="paragraph" style:parent-style-name="Text_20_body">
      <style:paragraph-properties fo:margin-top="0cm" fo:margin-bottom="0cm" loext:contextual-spacing="false"/>
      <style:text-properties fo:font-size="13pt" officeooo:paragraph-rsid="001fb343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officeooo:rsid="00253b24" officeooo:paragraph-rsid="00253b24"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color="#ffffff" fo:font-weight="bold" officeooo:rsid="00267b98" officeooo:paragraph-rsid="00267b98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fo:font-weight="bold" officeooo:rsid="00275815" officeooo:paragraph-rsid="00275815" fo:background-color="transparent" style:font-weight-asian="bold" style:font-weight-complex="bold"/>
    </style:style>
    <style:style style:name="P29" style:family="paragraph" style:parent-style-name="Table_20_Contents">
      <style:text-properties officeooo:rsid="00275815" officeooo:paragraph-rsid="00275815"/>
    </style:style>
    <style:style style:name="P30" style:family="paragraph" style:parent-style-name="Table_20_Contents">
      <style:text-properties officeooo:rsid="00282a85" officeooo:paragraph-rsid="00282a85"/>
    </style:style>
    <style:style style:name="P31" style:family="paragraph" style:parent-style-name="Text_20_body">
      <style:paragraph-properties fo:break-before="page"/>
      <style:text-properties officeooo:rsid="0024514f" officeooo:paragraph-rsid="0024514f"/>
    </style:style>
    <style:style style:name="P32" style:family="paragraph" style:parent-style-name="Text_20_body">
      <style:paragraph-properties fo:text-align="start" style:justify-single-word="false" fo:break-before="page"/>
      <style:text-properties fo:font-size="12pt" fo:font-style="italic" officeooo:rsid="002c3b55" officeooo:paragraph-rsid="002c3b55" style:font-size-asian="10.5pt" style:font-style-asian="italic" style:font-size-complex="12pt" style:font-style-complex="italic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paragraph-rsid="002ddf7d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paragraph-rsid="002e5e07"/>
    </style:style>
    <style:style style:name="P35" style:family="paragraph" style:parent-style-name="Text_20_body" style:list-style-name="L2">
      <style:text-properties style:text-position="0% 100%" fo:font-size="12pt" fo:font-style="italic" officeooo:rsid="002f7aa2" fo:background-color="transparent" style:font-size-asian="10.5pt" style:font-style-asian="italic" style:font-size-complex="12pt" style:font-style-complex="italic"/>
    </style:style>
    <style:style style:name="P36" style:family="paragraph" style:parent-style-name="Text_20_body">
      <style:text-properties style:text-position="0% 100%" fo:font-size="12pt" fo:font-style="italic" officeooo:rsid="002f7aa2" officeooo:paragraph-rsid="0033420b" fo:background-color="transparent" style:font-size-asian="10.5pt" style:font-style-asian="italic" style:font-size-complex="12pt" style:font-style-complex="italic"/>
    </style:style>
    <style:style style:name="P37" style:family="paragraph" style:parent-style-name="Text_20_body">
      <style:paragraph-properties fo:text-align="start" style:justify-single-word="false"/>
      <style:text-properties fo:font-size="28pt" fo:font-style="italic" officeooo:rsid="00193b44" officeooo:paragraph-rsid="00193b44" style:font-size-asian="28pt" style:font-style-asian="italic" style:font-size-complex="28pt" style:font-style-complex="italic"/>
    </style:style>
    <style:style style:name="P38" style:family="paragraph" style:parent-style-name="Text_20_body">
      <style:paragraph-properties fo:text-align="start" style:justify-single-word="false"/>
      <style:text-properties fo:font-size="28pt" fo:font-style="italic" officeooo:rsid="00343e5d" officeooo:paragraph-rsid="00343e5d" style:font-size-asian="28pt" style:font-style-asian="italic" style:font-size-complex="28pt" style:font-style-complex="italic"/>
    </style:style>
    <style:style style:name="P39" style:family="paragraph" style:parent-style-name="Title" style:master-page-name="First_20_Page">
      <style:paragraph-properties style:page-number="auto"/>
      <style:text-properties officeooo:paragraph-rsid="00282a85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paragraph-properties fo:text-align="center" style:justify-single-word="false"/>
      <style:text-properties officeooo:paragraph-rsid="00282a85"/>
    </style:style>
    <style:style style:name="P42" style:family="paragraph" style:parent-style-name="Heading_20_3">
      <style:text-properties officeooo:paragraph-rsid="002f7aa2"/>
    </style:style>
    <style:style style:name="P43" style:family="paragraph">
      <style:paragraph-properties fo:text-align="center"/>
    </style:style>
    <style:style style:name="T1" style:family="text">
      <style:text-properties fo:font-style="italic" fo:font-weight="bold" officeooo:rsid="00282a85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e8ee" style:font-style-asian="italic" style:font-style-complex="italic"/>
    </style:style>
    <style:style style:name="T4" style:family="text">
      <style:text-properties fo:font-style="italic" officeooo:rsid="00282a85" style:font-style-asian="italic" style:font-style-complex="italic"/>
    </style:style>
    <style:style style:name="T5" style:family="text">
      <style:text-properties officeooo:rsid="001af2f2"/>
    </style:style>
    <style:style style:name="T6" style:family="text">
      <style:text-properties officeooo:rsid="001e293b"/>
    </style:style>
    <style:style style:name="T7" style:family="text">
      <style:text-properties officeooo:rsid="001e559b"/>
    </style:style>
    <style:style style:name="T8" style:family="text">
      <style:text-properties officeooo:rsid="001fb343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weight="bold" officeooo:rsid="00267b98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fb343" fo:background-color="transparent" loext:char-shading-value="0"/>
    </style:style>
    <style:style style:name="T13" style:family="text">
      <style:text-properties officeooo:rsid="00282a85"/>
    </style:style>
    <style:style style:name="T14" style:family="text">
      <style:text-properties style:font-size-asian="15.75pt" style:font-size-complex="18pt"/>
    </style:style>
    <style:style style:name="T15" style:family="text">
      <style:text-properties officeooo:rsid="003226fc" style:font-size-asian="15.75pt" style:font-size-complex="18pt"/>
    </style:style>
    <style:style style:name="T16" style:family="text">
      <style:text-properties officeooo:rsid="00282a85" style:font-size-asian="15.75pt" style:font-size-complex="18pt"/>
    </style:style>
    <style:style style:name="T1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227e64"/>
    </style:style>
    <style:style style:name="T19" style:family="text">
      <style:text-properties fo:font-size="20pt" style:text-underline-style="none" style:font-size-asian="20pt" style:font-size-complex="20pt"/>
    </style:style>
    <style:style style:name="T20" style:family="text">
      <style:text-properties fo:font-size="16pt"/>
    </style:style>
    <style:style style:name="T21" style:family="text">
      <style:text-properties fo:font-size="16pt" style:text-underline-style="solid" style:text-underline-width="auto" style:text-und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officeooo:rsid="001e559b" style:font-size-asian="13pt" style:font-size-complex="13pt"/>
    </style:style>
    <style:style style:name="T24" style:family="text">
      <style:text-properties officeooo:rsid="002b7ce7"/>
    </style:style>
    <style:style style:name="T25" style:family="text">
      <style:text-properties officeooo:rsid="002ddf7d"/>
    </style:style>
    <style:style style:name="T26" style:family="text">
      <style:text-properties style:text-position="super 58%" officeooo:rsid="002ddf7d"/>
    </style:style>
    <style:style style:name="T27" style:family="text">
      <style:text-properties style:text-position="super 58%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28" style:family="text">
      <style:text-properties style:text-position="0% 100%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29" style:family="text">
      <style:text-properties style:text-position="0% 100%" fo:font-size="12pt" fo:font-style="italic" officeooo:rsid="002f7aa2" fo:background-color="transparent" loext:char-shading-value="0" style:font-size-asian="10.5pt" style:font-style-asian="italic" style:font-size-complex="12pt" style:font-style-complex="italic"/>
    </style:style>
    <style:style style:name="T30" style:family="text">
      <style:text-properties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31" style:family="text">
      <style:text-properties fo:font-size="12pt" fo:font-style="italic" officeooo:rsid="002c3b55" fo:background-color="transparent" loext:char-shading-value="0" style:font-size-asian="10.5pt" style:font-style-asian="italic" style:font-size-complex="12pt" style:font-style-complex="italic"/>
    </style:style>
    <style:style style:name="T32" style:family="text">
      <style:text-properties fo:font-size="12pt" fo:font-style="italic" officeooo:rsid="002ddf7d" fo:background-color="transparent" loext:char-shading-value="0" style:font-size-asian="10.5pt" style:font-style-asian="italic" style:font-size-complex="12pt" style:font-style-complex="italic"/>
    </style:style>
    <style:style style:name="T33" style:family="text">
      <style:text-properties fo:font-size="12pt" fo:font-style="italic" officeooo:rsid="002e5e07" fo:background-color="transparent" loext:char-shading-value="0" style:font-size-asian="10.5pt" style:font-style-asian="italic" style:font-size-complex="12pt" style:font-style-complex="italic"/>
    </style:style>
    <style:style style:name="T34" style:family="text">
      <style:text-properties officeooo:rsid="002f7a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draw:auto-grow-height="false" fo:min-height="0.213cm" fo:min-width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3">C</text:span><text:span text:style-name="T2">ahier de </text:span><text:span text:style-name="T4">Recettes</text:span></text:p>
      <text:p text:style-name="P11"/>
      <text:p text:style-name="P16"/>
      <text:h text:style-name="P41" text:outline-level="2" text:is-list-header="true"><text:bookmark-start text:name="__RefHeading___Toc762_542182526"/><text:span text:style-name="T17">Site Web de Gestion de bibliographie des auteurs</text:span> <text:bookmark-end text:name="__RefHeading___Toc762_542182526"/></text:h>
      <text:p text:style-name="P12"/>
      <text:p text:style-name="P12"/>
      <text:p text:style-name="P13"><text:span text:style-name="T18">Groupe du projet </text:span>L2G2</text:p>
      <text:p text:style-name="P13"/>
      <text:p text:style-name="P14"><text:span text:style-name="T19">Encadrant :</text:span><text:span text:style-name="T20"> </text:span><text:span text:style-name="T21">M. Jean-Guy Mailly</text:span> </text:p>
      <text:p text:style-name="P14"/>
      <text:p text:style-name="P15">Développeurs :</text:p>
      <text:p text:style-name="P9">Makhoukhene Mohand Oubelkacem </text:p>
      <text:p text:style-name="P10">Bouredjioua Sofiane</text:p>
      <text:p text:style-name="P10">Belamiri Rachid</text:p>
      <text:p text:style-name="P10">Ettayeb Ibtissem</text:p>
      <text:p text:style-name="P10"/>
      <text:p text:style-name="P8"/>
      <text:p text:style-name="P8"/>
      <text:p text:style-name="P8"/>
      <text:p text:style-name="P7"><text:span text:style-name="T14">date </text:span><text:span text:style-name="T15">de la réunion: </text:span><text:span text:style-name="T16">13</text:span><text:span text:style-name="T15">/</text:span><text:span text:style-name="T16">02</text:span><text:span text:style-name="T15">/2018</text:span></text:p>
      <text:p text:style-name="P1"/>
      <text:p text:style-name="P2"><text:soft-page-break/>Le sommaire </text:p>
      <text:p text:style-name="P2"/>
      <text:h text:style-name="P40" text:outline-level="1">Introduction :</text:h>
      <text:p text:style-name="Text_20_body"/>
      <text:p text:style-name="P24"><text:tab/><text:span text:style-name="T22">Dans cette étape de notre projet informatique, nous devons réaliser le cahier de recettes. Ce document va décrire le contexte </text:span><text:span text:style-name="T23">et le détail de ces étapes, aussi expliciter les fonctionnalités souhaité par le client. Il lui permet de vérifier que l’application livrée fera bien ce qui était convenu. </text:span></text:p>
      <text:p text:style-name="P25"/>
      <text:p text:style-name="P25"><text:span text:style-name="T7">Il décrit chaque fonctionnalité de notre site web « Gestion de la bibliographie des auteurs » en s’appuyant </text:span>sur le cahier des charges. Il décrit sous quelle forme l’application et sa documentation seront livrées et comment l’application se présentera. Ce document contient également l’ensemble des tests à effectuer afin de vérifier les attentes du client. </text:p>
      <text:p text:style-name="P25">→<text:span text:style-name="T8"> </text:span>Seuls les tests correspondants aux fonctionnalités <text:span text:style-name="T6">obligatoires sont présentes, par contraintes de temps.</text:span></text:p>
      <text:p text:style-name="P24"/>
      <text:p text:style-name="P24"/>
      <text:h text:style-name="Heading_20_1" text:outline-level="1">Soumission :</text:h>
      <text:p text:style-name="Text_20_body"/>
      <text:h text:style-name="Heading_20_2" text:outline-level="2">Remise de l’application :</text:h>
      <text:p text:style-name="P19"><text:tab/>l’application sera déposée (remise) sur la plate-forme Svn (Subversion) qui nous permettra de gérer nos différentes versions du code source, et sauvegarder ce travail étape par étape jusqu’à sa conception.</text:p>
      <text:p text:style-name="P6"/>
      <text:h text:style-name="Heading_20_2" text:outline-level="2">Remise des documents :</text:h>
      <text:p text:style-name="P18"><text:tab/></text:p>
      <text:p text:style-name="P18"><text:tab/>Tout au long de ce projet, nous allons rendre des documents conçu sur la forge. Cela permettra le suivi du projet par notre client.</text:p>
      <text:p text:style-name="P17">→<text:span text:style-name="T24"> </text:span>Voici touts les documents que nous devons remettre à la fin du projet:</text:p>
      <text:p text:style-name="P17"/>
      <text:p text:style-name="P31"/>
      <table:table table:name="Documents_a_Rendre" table:style-name="Documents_5f_a_5f_Rendre">
        <table:table-column table:style-name="Documents_5f_a_5f_Rendre.A"/>
        <table:table-column table:style-name="Documents_5f_a_5f_Rendre.B"/>
        <table:table-column table:style-name="Documents_5f_a_5f_Rendre.C"/>
        <table:table-row table:style-name="Documents_5f_a_5f_Rendre.1">
          <table:table-cell table:style-name="Documents_5f_a_5f_Rendre.A1" office:value-type="string">
            <text:p text:style-name="P26"><text:span text:style-name="T9">Le </text:span><text:span text:style-name="T10">D</text:span><text:span text:style-name="T9">ocument</text:span> </text:p>
          </table:table-cell>
          <table:table-cell table:style-name="Documents_5f_a_5f_Rendre.A1" office:value-type="string">
            <text:p text:style-name="P27">Remis au format</text:p>
          </table:table-cell>
          <table:table-cell table:style-name="Documents_5f_a_5f_Rendre.C1" office:value-type="string">
            <text:p text:style-name="P28">Semaine N°</text:p>
          </table:table-cell>
        </table:table-row>
        <table:table-row table:style-name="Documents_5f_a_5f_Rendre.2">
          <table:table-cell table:style-name="Documents_5f_a_5f_Rendre.A2" office:value-type="string">
            <text:p text:style-name="P29">Cahier des charges </text:p>
          </table:table-cell>
          <table:table-cell table:style-name="Documents_5f_a_5f_Rendre.A2" office:value-type="string">
            <text:p text:style-name="P29">P<text:span text:style-name="T13">DF</text:span></text:p>
          </table:table-cell>
          <table:table-cell table:style-name="Documents_5f_a_5f_Rendre.C2" office:value-type="string">
            <text:p text:style-name="P29">Semaine 03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29">Cahier de recette </text:p>
          </table:table-cell>
          <table:table-cell table:style-name="Documents_5f_a_5f_Rendre.A2" office:value-type="string">
            <text:p text:style-name="P29">P<text:span text:style-name="T13">DF</text:span></text:p>
          </table:table-cell>
          <table:table-cell table:style-name="Documents_5f_a_5f_Rendre.C2" office:value-type="string">
            <text:p text:style-name="P29">Semaine 04</text:p>
          </table:table-cell>
        </table:table-row>
        <table:table-row table:style-name="Documents_5f_a_5f_Rendre.2">
          <table:table-cell table:style-name="Documents_5f_a_5f_Rendre.A2" office:value-type="string">
            <text:p text:style-name="P29">Conception détaillée</text:p>
          </table:table-cell>
          <table:table-cell table:style-name="Documents_5f_a_5f_Rendre.A2" office:value-type="string">
            <text:p text:style-name="P29">P<text:span text:style-name="T13">DF</text:span></text:p>
          </table:table-cell>
          <table:table-cell table:style-name="Documents_5f_a_5f_Rendre.C2" office:value-type="string">
            <text:p text:style-name="P29">Semaine 05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29">Le manuel d’utilisation </text:p>
          </table:table-cell>
          <table:table-cell table:style-name="Documents_5f_a_5f_Rendre.A2" office:value-type="string">
            <text:p text:style-name="P29">P<text:span text:style-name="T13">DF</text:span></text:p>
          </table:table-cell>
          <table:table-cell table:style-name="Documents_5f_a_5f_Rendre.C2" office:value-type="string">
            <text:p text:style-name="P30">Semaine 11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29">Le manuel d’installation </text:p>
          </table:table-cell>
          <table:table-cell table:style-name="Documents_5f_a_5f_Rendre.A2" office:value-type="string">
            <text:p text:style-name="P30">PDF</text:p>
          </table:table-cell>
          <table:table-cell table:style-name="Documents_5f_a_5f_Rendre.C2" office:value-type="string">
            <text:p text:style-name="P30">Semaine 11</text:p>
          </table:table-cell>
        </table:table-row>
        <table:table-row table:style-name="Documents_5f_a_5f_Rendre.7">
          <table:table-cell table:style-name="Documents_5f_a_5f_Rendre.A2" office:value-type="string">
            <text:p text:style-name="P29">Plan des tests</text:p>
          </table:table-cell>
          <table:table-cell table:style-name="Documents_5f_a_5f_Rendre.A2" office:value-type="string">
            <text:p text:style-name="P30">PDF</text:p>
          </table:table-cell>
          <table:table-cell table:style-name="Documents_5f_a_5f_Rendre.C2" office:value-type="string">
            <text:p text:style-name="P30">Semaine 11</text:p>
          </table:table-cell>
        </table:table-row>
        <table:table-row table:style-name="Documents_5f_a_5f_Rendre.8">
          <table:table-cell table:style-name="Documents_5f_a_5f_Rendre.A2" office:value-type="string">
            <text:p text:style-name="P29">Documentation interne du code </text:p>
          </table:table-cell>
          <table:table-cell table:style-name="Documents_5f_a_5f_Rendre.A2" office:value-type="string">
            <text:p text:style-name="P30">PDF</text:p>
          </table:table-cell>
          <table:table-cell table:style-name="Documents_5f_a_5f_Rendre.C2" office:value-type="string">
            <text:p text:style-name="P30">Semaine 11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29">Rapport du projet </text:p>
          </table:table-cell>
          <table:table-cell table:style-name="Documents_5f_a_5f_Rendre.A2" office:value-type="string">
            <text:p text:style-name="P30">Papier et PDF</text:p>
          </table:table-cell>
          <table:table-cell table:style-name="Documents_5f_a_5f_Rendre.C2" office:value-type="string">
            <text:p text:style-name="P30">Semaine 13</text:p>
          </table:table-cell>
        </table:table-row>
        <table:table-row table:style-name="Documents_5f_a_5f_Rendre.7">
          <table:table-cell table:style-name="Documents_5f_a_5f_Rendre.A2" office:value-type="string">
            <text:p text:style-name="P29">Résumé en français et en anglais </text:p>
          </table:table-cell>
          <table:table-cell table:style-name="Documents_5f_a_5f_Rendre.A2" office:value-type="string">
            <text:p text:style-name="P30">PDF</text:p>
          </table:table-cell>
          <table:table-cell table:style-name="Documents_5f_a_5f_Rendre.C2" office:value-type="string">
            <text:p text:style-name="P30">Semaine 13</text:p>
          </table:table-cell>
        </table:table-row>
        <table:table-row table:style-name="Documents_5f_a_5f_Rendre.1">
          <table:table-cell table:style-name="Documents_5f_a_5f_Rendre.A2" office:value-type="string">
            <text:p text:style-name="P29">Diapositives sonorisées </text:p>
          </table:table-cell>
          <table:table-cell table:style-name="Documents_5f_a_5f_Rendre.A2" office:value-type="string">
            <text:p text:style-name="P30">PDF</text:p>
          </table:table-cell>
          <table:table-cell table:style-name="Documents_5f_a_5f_Rendre.C2" office:value-type="string">
            <text:p text:style-name="P30">Semaine 13</text:p>
          </table:table-cell>
        </table:table-row>
      </table:table>
      <text:p text:style-name="P4"/>
      <text:h text:style-name="Heading_20_2" text:outline-level="2"/>
      <text:h text:style-name="Heading_20_2" text:outline-level="2"><text:span text:style-name="T24">Description de l’application web :</text:span> <text:s text:c="2"/></text:h>
      <text:p text:style-name="P20">Pour bien tester les fonctionnalités du site web on va gérer deux cas :</text:p>
      <text:h text:style-name="Heading_20_3" text:outline-level="3"><text:span text:style-name="T25">1</text:span><text:span text:style-name="T26">er</text:span><text:span text:style-name="T25"> cas : <text:s/></text:span></text:h>
      <text:p text:style-name="P21"><text:span text:style-name="T34"><text:tab/>On se </text:span>met <text:span text:style-name="T25">à</text:span> la place d’un utilisateur «un visiteur du site» souhaitant faire des recherches sur des auteurs ou bien des publications quelconques : <text:s text:c="6"/></text:p>
      <text:list xml:id="list3420441635" text:style-name="L1">
        <text:list-item>
          <text:p text:style-name="P33"><text:span text:style-name="T31">l’utilisateur tape une phrase ou bien un mot dans la barre de recherche et </text:span><text:span text:style-name="T32">souhaite avoir</text:span><text:span text:style-name="T31"> le bon résultat. U</text:span><text:span text:style-name="T32">ne nouvelle page se charge et doit afficher le résultat attendu. <text:s/></text:span></text:p>
        </text:list-item>
        <text:list-item>
          <text:p text:style-name="P34"><draw:custom-shape text:anchor-type="paragraph" draw:z-index="6" draw:name="Forme1" draw:style-name="gr1" draw:text-style-name="P43" svg:width="0.706cm" svg:height="0.639cm" svg:x="15.699cm" svg:y="-0.113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text:span text:style-name="T32">L</text:span><text:span text:style-name="T33">e résultat de la recherche doit importer ses renseignement de la base de donnée. </text:span></text:p>
        </text:list-item>
      </text:list>
      <text:h text:style-name="P42" text:outline-level="3"><text:span text:style-name="T30">2</text:span><text:span text:style-name="T27">ème </text:span><text:span text:style-name="T28">cas : </text:span></text:h>
      <text:p text:style-name="Text_20_body"><text:span text:style-name="T28"><text:tab/>On se met à la place d’un utilisateur voulant s’</text:span><text:span text:style-name="T29">inscrire ou bien se connecter :</text:span></text:p>
      <text:list xml:id="list736564574" text:style-name="L2">
        <text:list-item>
          <text:p text:style-name="P35"/>
        </text:list-item>
      </text:list>
      <text:p text:style-name="P36"/>
      <text:p text:style-name="P22"/>
      <text:p text:style-name="Text_20_body"/>
      <text:p text:style-name="P23"><text:s text:c="2"/></text:p>
      <text:p text:style-name="P5"><text:soft-page-break/><text:s text:c="6"/></text:p>
      <text:p text:style-name="Text_20_body"><text:span text:style-name="T12"><text:s text:c="2"/></text:span><text:span text:style-name="T11"><text:s text:c="4"/></text:span></text:p>
      <text:p text:style-name="P32"><text:s/></text:p>
      <text:p text:style-name="P3"/>
      <text:p text:style-name="P3"/>
      <text:p text:style-name="P3">Les tests à faire : </text:p>
      <text:p text:style-name="P38">Pour les non-connectés :</text:p>
      <text:p text:style-name="Text_20_body">1/<text:tab/>Test d’identification : vérifier l’existence de l’identifiant dans la base de données : une fois appuyé sur le bouton de connexion, <text:span text:style-name="T5">on va obtenir une nouvelle page qui demande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666666" style:font-name="Liberation Serif1" fo:font-family="'Liberation Serif'" style:font-style-name="Gras" style:font-family-generic="roman" style:font-pitch="variable" fo:font-size="40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color="#0084d1" fo:font-size="145%" fo:font-style="italic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729fcf" fo:font-size="110%" fo:font-style="italic" fo:font-weight="normal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color="#669999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italic" fo:font-weight="bold" officeooo:rsid="00282a85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152cm" svg:y="-1.986cm" svg:width="8.511cm" svg:height="2.723cm" draw:z-index="4"><draw:image xlink:href="Pictures/1000020100000236000000B4B3201E5BAD9E393F.png" xlink:type="simple" xlink:show="embed" xlink:actuate="onLoad"/></draw:frame><text:tab/> <text:s text:c="131"/><text:span text:style-name="MT1">L2G2</text:span></text:p>
      </style:head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2" text:anchor-type="paragraph" svg:x="-0.199cm" svg:y="-2cm" svg:width="8.675cm" svg:height="2.759cm" draw:z-index="5"><draw:image xlink:href="Pictures/1000020100000236000000B4B3201E5BAD9E393F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10:04.323909812</meta:creation-date>
    <dc:date>2018-02-14T13:44:42.813049190</dc:date>
    <meta:editing-duration>PT2H10M4S</meta:editing-duration>
    <meta:editing-cycles>10</meta:editing-cycles>
    <meta:generator>LibreOffice/5.3.7.2$Linux_X86_64 LibreOffice_project/6b8ed514a9f8b44d37a1b96673cbbdd077e24059</meta:generator>
    <meta:document-statistic meta:table-count="1" meta:image-count="2" meta:object-count="0" meta:page-count="6" meta:paragraph-count="72" meta:word-count="458" meta:character-count="2903" meta:non-whitespace-character-count="2326"/>
  </office:meta>
</office:document-meta>
</file>